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90%" fo:text-align="center" style:tab-stop-distance="1.16667in" fo:margin-left="0in" fo:margin-right="0in" fo:text-indent="0in" fo:margin-top="0in" fo:margin-bottom="0.138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>
      <style:graphic-properties fo:wrap-option="wrap" fo:padding-top="0.15935in" fo:padding-bottom="0.15935in" fo:padding-left="0.15935in" fo:padding-right="0.15935in" draw:textarea-vertical-align="middle" draw:textarea-horizontal-align="center" draw:fill="solid" draw:fill-color="#ffffff" draw:opacity="90%" draw:stroke="solid" svg:stroke-width="0.02778in" svg:stroke-color="#4f81bd" svg:stroke-opacity="100%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0">
      <style:graphic-properties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90%" fo:text-align="center" style:tab-stop-distance="1.16667in" fo:margin-left="0in" fo:margin-right="0in" fo:text-indent="0in" fo:margin-top="0in" fo:margin-bottom="0.138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4">
      <style:graphic-properties fo:wrap-option="wrap" fo:padding-top="0.15935in" fo:padding-bottom="0.15935in" fo:padding-left="0.15935in" fo:padding-right="0.15935in" draw:textarea-vertical-align="middle" draw:textarea-horizontal-align="center" draw:fill="solid" draw:fill-color="#ffffff" draw:opacity="90%" draw:stroke="solid" svg:stroke-width="0.02778in" svg:stroke-color="#4f81bd" svg:stroke-opacity="100%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90%" fo:text-align="center" style:tab-stop-distance="1.16667in" fo:margin-left="0in" fo:margin-right="0in" fo:text-indent="0in" fo:margin-top="0in" fo:margin-bottom="0.138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9">
      <style:graphic-properties fo:wrap-option="wrap" fo:padding-top="0.15935in" fo:padding-bottom="0.15935in" fo:padding-left="0.15935in" fo:padding-right="0.15935in" draw:textarea-vertical-align="middle" draw:textarea-horizontal-align="center" draw:fill="solid" draw:fill-color="#ffffff" draw:opacity="90%" draw:stroke="solid" svg:stroke-width="0.02778in" svg:stroke-color="#4f81bd" svg:stroke-opacity="100%" draw:auto-grow-width="false" draw:auto-grow-height="false"/>
      <style:paragraph-properties style:font-independent-line-spacing="true" style:writing-mode="lr-tb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1">
      <style:graphic-properties draw:fill="solid" draw:fill-color="#4f81bd" draw:opacity="100%" draw:stroke="solid" svg:stroke-width="0.02778in" svg:stroke-color="#ffffff" svg:stroke-opacity="100%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center" style:tab-stop-distance="1.16667in" fo:margin-left="0in" fo:margin-right="0in" fo:text-indent="0in" fo:margin-top="0in" fo:margin-bottom="0.138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80" draw:master-page-name="Master1-Layout1-title-Titelfolie" presentation:presentation-page-layout-name="Master1-PPL1" draw:id="Slide-256">
        <draw:g draw:name="Diagramm 3" draw:id="id67" draw:style-name="a400">
          <svg:title/>
          <svg:desc/>
          <draw:custom-shape svg:x="1.32579in" svg:y="1.30878in" svg:width="5.13593in" svg:height="5.13593in" draw:id="id63" draw:style-name="a381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  <draw:custom-shape svg:x="4.54955in" svg:y="1.82514in" svg:width="3.33836in" svg:height="1.21577in" draw:id="id64" draw:style-name="a387">
            <svg:title/>
            <svg:desc/>
            <text:p text:style-name="a383" text:class-names="" text:cond-style-name=""><text:span text:style-name="a382" text:class-names="">Constant</text:span></text:p>
            <text:p text:style-name="a386" text:class-names="" text:cond-style-name=""><text:span text:style-name="a384" text:class-names="">expressions</text:span><text:span text:style-name="a385" text:class-names=""/></text:p>
            <draw:enhanced-geometry xmlns:dr3d="urn:oasis:names:tc:opendocument:xmlns:dr3d:1.0" draw:type="non-primitive" svg:viewBox="0 0 3052592 1111701" draw:enhanced-path="M 0 185287 C 0 82956 82956 0 185287 0 L 2867305 0 C 2969636 0 3052592 82956 3052592 185287 L 3052592 926414 C 3052592 1028745 2969636 1111701 2867305 1111701 L 185287 1111701 C 82956 1111701 0 1028745 0 926414 L 0 18528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052592"/>
              <draw:equation draw:name="f7" draw:formula="?f4 / 1111701"/>
              <draw:equation draw:name="f8" draw:formula="0 * ?f5 / 3052592"/>
              <draw:equation draw:name="f9" draw:formula="185287 * ?f4 / 1111701"/>
              <draw:equation draw:name="f10" draw:formula="185287 * ?f5 / 3052592"/>
              <draw:equation draw:name="f11" draw:formula="0 * ?f4 / 1111701"/>
              <draw:equation draw:name="f12" draw:formula="2867305 * ?f5 / 3052592"/>
              <draw:equation draw:name="f13" draw:formula="3052592 * ?f5 / 3052592"/>
              <draw:equation draw:name="f14" draw:formula="926414 * ?f4 / 1111701"/>
              <draw:equation draw:name="f15" draw:formula="1111701 * ?f4 / 1111701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4.54955in" svg:y="3.19288in" svg:width="3.33836in" svg:height="1.21577in" draw:id="id65" draw:style-name="a394">
            <svg:title/>
            <svg:desc/>
            <text:p text:style-name="a393" text:class-names="" text:cond-style-name=""><text:span text:style-name="a388" text:class-names="">Type-</text:span><text:span text:style-name="a389" text:class-names="">traits</text:span><text:span text:style-name="a390" text:class-names=""><text:s text:c="1"/></text:span><text:span text:style-name="a391" text:class-names="">library</text:span><text:span text:style-name="a392" text:class-names=""/></text:p>
            <draw:enhanced-geometry xmlns:dr3d="urn:oasis:names:tc:opendocument:xmlns:dr3d:1.0" draw:type="non-primitive" svg:viewBox="0 0 3052592 1111701" draw:enhanced-path="M 0 185287 C 0 82956 82956 0 185287 0 L 2867305 0 C 2969636 0 3052592 82956 3052592 185287 L 3052592 926414 C 3052592 1028745 2969636 1111701 2867305 1111701 L 185287 1111701 C 82956 1111701 0 1028745 0 926414 L 0 18528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052592"/>
              <draw:equation draw:name="f7" draw:formula="?f4 / 1111701"/>
              <draw:equation draw:name="f8" draw:formula="0 * ?f5 / 3052592"/>
              <draw:equation draw:name="f9" draw:formula="185287 * ?f4 / 1111701"/>
              <draw:equation draw:name="f10" draw:formula="185287 * ?f5 / 3052592"/>
              <draw:equation draw:name="f11" draw:formula="0 * ?f4 / 1111701"/>
              <draw:equation draw:name="f12" draw:formula="2867305 * ?f5 / 3052592"/>
              <draw:equation draw:name="f13" draw:formula="3052592 * ?f5 / 3052592"/>
              <draw:equation draw:name="f14" draw:formula="926414 * ?f4 / 1111701"/>
              <draw:equation draw:name="f15" draw:formula="1111701 * ?f4 / 1111701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4.54955in" svg:y="4.56062in" svg:width="3.33836in" svg:height="1.21577in" draw:id="id66" draw:style-name="a399">
            <svg:title/>
            <svg:desc/>
            <text:p text:style-name="a398" text:class-names="" text:cond-style-name=""><text:span text:style-name="a395" text:class-names="">Template<text:s text:c="1"/></text:span><text:span text:style-name="a396" text:class-names="">metaprogramming</text:span><text:span text:style-name="a397" text:class-names=""/></text:p>
            <draw:enhanced-geometry xmlns:dr3d="urn:oasis:names:tc:opendocument:xmlns:dr3d:1.0" draw:type="non-primitive" svg:viewBox="0 0 3052592 1111701" draw:enhanced-path="M 0 185287 C 0 82956 82956 0 185287 0 L 2867305 0 C 2969636 0 3052592 82956 3052592 185287 L 3052592 926414 C 3052592 1028745 2969636 1111701 2867305 1111701 L 185287 1111701 C 82956 1111701 0 1028745 0 926414 L 0 18528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052592"/>
              <draw:equation draw:name="f7" draw:formula="?f4 / 1111701"/>
              <draw:equation draw:name="f8" draw:formula="0 * ?f5 / 3052592"/>
              <draw:equation draw:name="f9" draw:formula="185287 * ?f4 / 1111701"/>
              <draw:equation draw:name="f10" draw:formula="185287 * ?f5 / 3052592"/>
              <draw:equation draw:name="f11" draw:formula="0 * ?f4 / 1111701"/>
              <draw:equation draw:name="f12" draw:formula="2867305 * ?f5 / 3052592"/>
              <draw:equation draw:name="f13" draw:formula="3052592 * ?f5 / 3052592"/>
              <draw:equation draw:name="f14" draw:formula="926414 * ?f4 / 1111701"/>
              <draw:equation draw:name="f15" draw:formula="1111701 * ?f4 / 1111701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</draw:g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el und Inhal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Abschnitts-&#10;überschrift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Zwei Inhalte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Vergleich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Nur Titel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Leer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Inhalt mit Überschrift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Bild mit Überschrift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el und vertikaler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Vertikaler Titel u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9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74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Larissa" style:page-layout-name="pageLayout1" draw:style-name="a0">
      <draw:frame draw:id="id0" presentation:style-name="a4" draw:name="Titelplatzhalter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Titelmasterformat durch Klicken bearbeiten</text:span><text:span text:style-name="a2" text:class-names=""/></text:p>
        </draw:text-box>
        <svg:title/>
        <svg:desc/>
      </draw:frame>
      <draw:frame draw:id="id1" presentation:style-name="a21" draw:name="Textplatzhalter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Textmasterformat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ünfte Ebene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umsplatzhalter 3" svg:x="0.5in" svg:y="6.95139in" svg:width="2.3333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ußzeilenplatzhalter 4" svg:x="3.41667in" svg:y="6.95139in" svg:width="3.16667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Foliennummernplatzhalter 5" svg:x="7.16667in" svg:y="6.95139in" svg:width="2.3333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elfolie" style:page-layout-name="pageLayout1" draw:style-name="a34">
      <draw:frame draw:id="id5" presentation:style-name="a38" draw:name="Titel 1" svg:x="0.75in" svg:y="2.32986in" svg:width="8.5in" svg:height="1.60764in" presentation:class="title" presentation:placeholder="false">
        <draw:text-box>
          <text:p text:style-name="a37" text:class-names="" text:cond-style-name=""><text:span text:style-name="a35" text:class-names="">Titelmasterformat durch Klicken bearbeiten</text:span><text:span text:style-name="a36" text:class-names=""/></text:p>
        </draw:text-box>
        <svg:title/>
        <svg:desc/>
      </draw:frame>
      <draw:frame draw:id="id6" presentation:style-name="a42" draw:name="Untertitel 2" svg:x="1.5in" svg:y="4.25in" svg:width="7in" svg:height="1.91667in" presentation:class="subtitle" presentation:placeholder="false">
        <draw:text-box>
          <text:p text:style-name="a41" text:class-names="" text:cond-style-name=""><text:span text:style-name="a39" text:class-names="">Formatvorlage des Untertitelmasters durch Klicken bearbeiten</text:span><text:span text:style-name="a40" text:class-names=""/></text:p>
        </draw:text-box>
        <svg:title/>
        <svg:desc/>
      </draw:frame>
      <draw:frame draw:id="id7" presentation:style-name="a47" draw:name="Datumsplatzhalter 3" svg:x="0.5in" svg:y="6.95139in" svg:width="2.3333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ußzeilenplatzhalter 4" svg:x="3.41667in" svg:y="6.95139in" svg:width="3.16667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Foliennummernplatzhalter 5" svg:x="7.16667in" svg:y="6.95139in" svg:width="2.3333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el-und-Inhalt" style:page-layout-name="pageLayout1" draw:style-name="a55">
      <draw:frame draw:id="id10" presentation:style-name="a59" draw:name="Titel 1" svg:x="0.5in" svg:y="0.30035in" svg:width="9in" svg:height="1.25in" presentation:class="title" presentation:placeholder="false">
        <draw:text-box>
          <text:p text:style-name="a58" text:class-names="" text:cond-style-name=""><text:span text:style-name="a56" text:class-names="">Titelmasterformat durch Klicken bearbeiten</text:span><text:span text:style-name="a57" text:class-names=""/></text:p>
        </draw:text-box>
        <svg:title/>
        <svg:desc/>
      </draw:frame>
      <draw:frame draw:id="id11" presentation:style-name="a76" draw:name="Inhaltsplatzhalter 2" svg:x="0.5in" svg:y="1.75in" svg:width="9in" svg:height="4.94965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Textmasterformat bearbeite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Zweite Ebene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Dritte Ebene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ünfte Ebene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umsplatzhalter 3" svg:x="0.5in" svg:y="6.95139in" svg:width="2.3333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ußzeilenplatzhalter 4" svg:x="3.41667in" svg:y="6.95139in" svg:width="3.16667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Foliennummernplatzhalter 5" svg:x="7.16667in" svg:y="6.95139in" svg:width="2.3333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Abschnitts-&#10;überschrift" style:page-layout-name="pageLayout1" draw:style-name="a89">
      <draw:frame draw:id="id15" presentation:style-name="a93" draw:name="Titel 1" svg:x="0.78993in" svg:y="4.81944in" svg:width="8.5in" svg:height="1.48958in" presentation:class="title" presentation:placeholder="false">
        <draw:text-box>
          <text:p text:style-name="a92" text:class-names="" text:cond-style-name=""><text:span text:style-name="a90" text:class-names="">Titelmasterformat durch Klicken bearbeiten</text:span><text:span text:style-name="a91" text:class-names=""/></text:p>
        </draw:text-box>
        <svg:title/>
        <svg:desc/>
      </draw:frame>
      <draw:frame draw:id="id16" presentation:style-name="a97" draw:name="Textplatzhalter 2" svg:x="0.78993in" svg:y="3.17882in" svg:width="8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Textmasterformat bearbeiten</text:span></text:p>
            </text:list-item>
          </text:list>
        </draw:text-box>
        <svg:title/>
        <svg:desc/>
      </draw:frame>
      <draw:frame draw:id="id17" presentation:style-name="a102" draw:name="Datumsplatzhalter 3" svg:x="0.5in" svg:y="6.95139in" svg:width="2.3333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ußzeilenplatzhalter 4" svg:x="3.41667in" svg:y="6.95139in" svg:width="3.16667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Foliennummernplatzhalter 5" svg:x="7.16667in" svg:y="6.95139in" svg:width="2.3333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Zwei-Inhalte" style:page-layout-name="pageLayout1" draw:style-name="a110">
      <draw:frame draw:id="id20" presentation:style-name="a114" draw:name="Titel 1" svg:x="0.5in" svg:y="0.30035in" svg:width="9in" svg:height="1.25in" presentation:class="title" presentation:placeholder="false">
        <draw:text-box>
          <text:p text:style-name="a113" text:class-names="" text:cond-style-name=""><text:span text:style-name="a111" text:class-names="">Titelmasterformat durch Klicken bearbeiten</text:span><text:span text:style-name="a112" text:class-names=""/></text:p>
        </draw:text-box>
        <svg:title/>
        <svg:desc/>
      </draw:frame>
      <draw:frame draw:id="id21" presentation:style-name="a131" draw:name="Inhaltsplatzhalter 2" svg:x="0.5in" svg:y="1.75in" svg:width="4.41667in" svg:height="4.94965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Textmaster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ünfte Ebene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Inhaltsplatzhalter 3" svg:x="5.08333in" svg:y="1.75in" svg:width="4.41667in" svg:height="4.94965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Textmasterformat bearbeite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Zweite Ebene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Dritte Ebene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ünfte Ebene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umsplatzhalter 4" svg:x="0.5in" svg:y="6.95139in" svg:width="2.3333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ußzeilenplatzhalter 5" svg:x="3.41667in" svg:y="6.95139in" svg:width="3.16667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Foliennummernplatzhalter 6" svg:x="7.16667in" svg:y="6.95139in" svg:width="2.3333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Vergleich" style:page-layout-name="pageLayout1" draw:style-name="a161">
      <draw:frame draw:id="id26" presentation:style-name="a165" draw:name="Titel 1" svg:x="0.5in" svg:y="0.30035in" svg:width="9in" svg:height="1.25in" presentation:class="title" presentation:placeholder="false">
        <draw:text-box>
          <text:p text:style-name="a164" text:class-names="" text:cond-style-name=""><text:span text:style-name="a162" text:class-names="">Titelmasterformat durch Klicken bearbeiten</text:span><text:span text:style-name="a163" text:class-names=""/></text:p>
        </draw:text-box>
        <svg:title/>
        <svg:desc/>
      </draw:frame>
      <draw:frame draw:id="id27" presentation:style-name="a169" draw:name="Textplatzhalter 2" svg:x="0.5in" svg:y="1.67882in" svg:width="4.4184in" svg:height="0.69965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Textmasterformat bearbeiten</text:span></text:p>
            </text:list-item>
          </text:list>
        </draw:text-box>
        <svg:title/>
        <svg:desc/>
      </draw:frame>
      <draw:frame draw:id="id28" presentation:style-name="a186" draw:name="Inhaltsplatzhalter 3" svg:x="0.5in" svg:y="2.37847in" svg:width="4.4184in" svg:height="4.32118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Textmasterformat bearbeite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Zweite Ebene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ünfte Ebene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platzhalter 4" svg:x="5.07986in" svg:y="1.67882in" svg:width="4.42014in" svg:height="0.69965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Textmasterformat bearbeiten</text:span></text:p>
            </text:list-item>
          </text:list>
        </draw:text-box>
        <svg:title/>
        <svg:desc/>
      </draw:frame>
      <draw:frame draw:id="id30" presentation:style-name="a207" draw:name="Inhaltsplatzhalter 5" svg:x="5.07986in" svg:y="2.37847in" svg:width="4.42014in" svg:height="4.32118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Textmasterformat bearbeite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Zweite Ebene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Dritte Ebene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ünfte Ebene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umsplatzhalter 6" svg:x="0.5in" svg:y="6.95139in" svg:width="2.3333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ußzeilenplatzhalter 7" svg:x="3.41667in" svg:y="6.95139in" svg:width="3.16667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Foliennummernplatzhalter 8" svg:x="7.16667in" svg:y="6.95139in" svg:width="2.3333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Nur-Titel" style:page-layout-name="pageLayout1" draw:style-name="a220">
      <draw:frame draw:id="id34" presentation:style-name="a224" draw:name="Titel 1" svg:x="0.5in" svg:y="0.30035in" svg:width="9in" svg:height="1.25in" presentation:class="title" presentation:placeholder="false">
        <draw:text-box>
          <text:p text:style-name="a223" text:class-names="" text:cond-style-name=""><text:span text:style-name="a221" text:class-names="">Titelmasterformat durch Klicken bearbeiten</text:span><text:span text:style-name="a222" text:class-names=""/></text:p>
        </draw:text-box>
        <svg:title/>
        <svg:desc/>
      </draw:frame>
      <draw:frame draw:id="id35" presentation:style-name="a229" draw:name="Datumsplatzhalter 2" svg:x="0.5in" svg:y="6.95139in" svg:width="2.3333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ußzeilenplatzhalter 3" svg:x="3.41667in" svg:y="6.95139in" svg:width="3.16667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Foliennummernplatzhalter 4" svg:x="7.16667in" svg:y="6.95139in" svg:width="2.3333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Leer" style:page-layout-name="pageLayout1" draw:style-name="a237">
      <draw:frame draw:id="id38" presentation:style-name="a242" draw:name="Datumsplatzhalter 1" svg:x="0.5in" svg:y="6.95139in" svg:width="2.3333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ußzeilenplatzhalter 2" svg:x="3.41667in" svg:y="6.95139in" svg:width="3.16667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Foliennummernplatzhalter 3" svg:x="7.16667in" svg:y="6.95139in" svg:width="2.3333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Inhalt-mit-Überschrift" style:page-layout-name="pageLayout1" draw:style-name="a250">
      <draw:frame draw:id="id41" presentation:style-name="a254" draw:name="Titel 1" svg:x="0.5in" svg:y="0.29861in" svg:width="3.28993in" svg:height="1.27083in" presentation:class="title" presentation:placeholder="false">
        <draw:text-box>
          <text:p text:style-name="a253" text:class-names="" text:cond-style-name=""><text:span text:style-name="a251" text:class-names="">Titelmasterformat durch Klicken bearbeiten</text:span><text:span text:style-name="a252" text:class-names=""/></text:p>
        </draw:text-box>
        <svg:title/>
        <svg:desc/>
      </draw:frame>
      <draw:frame draw:id="id42" presentation:style-name="a271" draw:name="Inhaltsplatzhalter 2" svg:x="3.90972in" svg:y="0.29861in" svg:width="5.59028in" svg:height="6.40104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Textmasterformat bearbeite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Zweite Ebene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ünfte Ebene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platzhalter 3" svg:x="0.5in" svg:y="1.56944in" svg:width="3.28993in" svg:height="5.13021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Textmasterformat bearbeiten</text:span></text:p>
            </text:list-item>
          </text:list>
        </draw:text-box>
        <svg:title/>
        <svg:desc/>
      </draw:frame>
      <draw:frame draw:id="id44" presentation:style-name="a280" draw:name="Datumsplatzhalter 4" svg:x="0.5in" svg:y="6.95139in" svg:width="2.3333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ußzeilenplatzhalter 5" svg:x="3.41667in" svg:y="6.95139in" svg:width="3.16667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Foliennummernplatzhalter 6" svg:x="7.16667in" svg:y="6.95139in" svg:width="2.3333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Bild-mit-Überschrift" style:page-layout-name="pageLayout1" draw:style-name="a288">
      <draw:frame draw:id="id47" presentation:style-name="a292" draw:name="Titel 1" svg:x="1.96007in" svg:y="5.25in" svg:width="6in" svg:height="0.61979in" presentation:class="title" presentation:placeholder="false">
        <draw:text-box>
          <text:p text:style-name="a291" text:class-names="" text:cond-style-name=""><text:span text:style-name="a289" text:class-names="">Titelmasterformat durch Klicken bearbeiten</text:span><text:span text:style-name="a290" text:class-names=""/></text:p>
        </draw:text-box>
        <svg:title/>
        <svg:desc/>
      </draw:frame>
      <draw:frame draw:id="id48" presentation:style-name="a295" draw:name="Bildplatzhalter 2" svg:x="1.96007in" svg:y="0.67014in" svg:width="6in" svg:height="4.5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platzhalter 3" svg:x="1.96007in" svg:y="5.86979in" svg:width="6in" svg:height="0.88021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Textmasterformat bearbeiten</text:span></text:p>
            </text:list-item>
          </text:list>
        </draw:text-box>
        <svg:title/>
        <svg:desc/>
      </draw:frame>
      <draw:frame draw:id="id50" presentation:style-name="a304" draw:name="Datumsplatzhalter 4" svg:x="0.5in" svg:y="6.95139in" svg:width="2.3333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ußzeilenplatzhalter 5" svg:x="3.41667in" svg:y="6.95139in" svg:width="3.16667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Foliennummernplatzhalter 6" svg:x="7.16667in" svg:y="6.95139in" svg:width="2.3333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el-und-vertikaler-Text" style:page-layout-name="pageLayout1" draw:style-name="a312">
      <draw:frame draw:id="id53" presentation:style-name="a316" draw:name="Titel 1" svg:x="0.5in" svg:y="0.30035in" svg:width="9in" svg:height="1.25in" presentation:class="title" presentation:placeholder="false">
        <draw:text-box>
          <text:p text:style-name="a315" text:class-names="" text:cond-style-name=""><text:span text:style-name="a313" text:class-names="">Titelmasterformat durch Klicken bearbeiten</text:span><text:span text:style-name="a314" text:class-names=""/></text:p>
        </draw:text-box>
        <svg:title/>
        <svg:desc/>
      </draw:frame>
      <draw:frame draw:id="id54" presentation:style-name="a333" draw:name="Vertikaler Textplatzhalter 2" svg:x="0.5in" svg:y="1.75in" svg:width="9in" svg:height="4.94965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Textmasterformat bearbeite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Zweite Ebene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ünfte Ebene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umsplatzhalter 3" svg:x="0.5in" svg:y="6.95139in" svg:width="2.3333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ußzeilenplatzhalter 4" svg:x="3.41667in" svg:y="6.95139in" svg:width="3.16667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Foliennummernplatzhalter 5" svg:x="7.16667in" svg:y="6.95139in" svg:width="2.3333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kaler-Titel-und-Text" style:page-layout-name="pageLayout1" draw:style-name="a346">
      <draw:frame draw:id="id58" presentation:style-name="a350" draw:name="Vertikaler Titel 1" svg:x="7.25in" svg:y="0.30035in" svg:width="2.25in" svg:height="6.39931in" presentation:class="title" presentation:placeholder="false">
        <draw:text-box>
          <text:p text:style-name="a349" text:class-names="" text:cond-style-name=""><text:span text:style-name="a347" text:class-names="">Titelmasterformat durch Klicken bearbeiten</text:span><text:span text:style-name="a348" text:class-names=""/></text:p>
        </draw:text-box>
        <svg:title/>
        <svg:desc/>
      </draw:frame>
      <draw:frame draw:id="id59" presentation:style-name="a367" draw:name="Vertikaler Textplatzhalter 2" svg:x="0.5in" svg:y="0.30035in" svg:width="6.58333in" svg:height="6.39931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Textmasterformat bearbeiten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Zweite Ebene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ünfte Ebene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umsplatzhalter 3" svg:x="0.5in" svg:y="6.95139in" svg:width="2.3333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ußzeilenplatzhalter 4" svg:x="3.41667in" svg:y="6.95139in" svg:width="3.16667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Foliennummernplatzhalter 5" svg:x="7.16667in" svg:y="6.95139in" svg:width="2.3333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owerPoint-Präsentation</dc:title>
    <meta:initial-creator>Rainer Grimm</meta:initial-creator>
    <dc:creator>Rainer Grimm</dc:creator>
    <meta:creation-date>2019-01-03T09:58:09Z</meta:creation-date>
    <dc:date>2019-01-03T09:59:55Z</dc:date>
    <meta:editing-cycles>1</meta:editing-cycles>
    <meta:editing-duration>PT0S</meta:editing-duration>
    <meta:document-statistic meta:paragraph-count="4" meta:word-count="6"/>
  </office:meta>
</office:document-meta>
</file>